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läuterung zum Haupt-Plot-Position Aufnahmebogen „Moosflora Caldern“</text:p>
      <text:p text:style-name="P1"/>
      <text:p text:style-name="P1">Plot-ID-Schlüssel: P + fortlaufende Zahl</text:p>
      <text:p text:style-name="P1"/>
      <text:p text:style-name="P1">UTM Koordinaten: Möglichst mit dem selben Gerät aufnehmen und Geräte Spezifikation notieren.</text:p>
      <text:p text:style-name="P1"/>
      <text:p text:style-name="P1">Höhe: ggf Abgleichen über LIDAR Daten</text:p>
      <text:p text:style-name="P1">Hangneigung, Exposition: nach koordinaten aus LIDAR daten extrahieren</text:p>
      <text:p text:style-name="P1"/>
      <text:p text:style-name="P1">Bedeckungsgrad: geschätzt für gesamten Hauptplot Radius</text:p>
      <text:p text:style-name="P1"/>
      <text:p text:style-name="P1">Subplot Methode Beschreibung</text:p>
      <text:p text:style-name="P1"/>
      <text:p text:style-name="P1">Aufnahme der Arten und Bedeckung innerhalb des Radius. Akkumulierte Gesamtheit innerhalb des Hauptplots nach Substarten</text:p>
      <text:p text:style-name="P1"/>
      <text:p text:style-name="P1"/>
      <text:p text:style-name="P1">Subplot-Schlüssel</text:p>
      <text:p text:style-name="P1"/>
      <text:p text:style-name="P1">RK <text:s text:c="4"/>= Rock – Auf Felsen, Gestein</text:p>
      <text:p text:style-name="P1"><text:tab/>Alle Arten auf der akkumulierten Fläche an Gestein und Felsen</text:p>
      <text:p text:style-name="P1">SL(F) <text:s text:c="4"/>= Soil – Boden, Laubfreie Stellen an Geländekanten</text:p>
      <text:p text:style-name="P1"><text:tab/>Alle Arten auf der akkumulierten Fläche auf freiem Boden, Geländekanten</text:p>
      <text:p text:style-name="P1">(F) = Levels nach Feutigkeit, nasser Boden, trockenener Boden</text:p>
      <text:p text:style-name="P1">DW <text:s/>= Dead Wood – Totholz</text:p>
      <text:p text:style-name="P1"><text:tab/>Alle Arten auf der akkumulierten Fläche an Totholz</text:p>
      <text:p text:style-name="P1">EP <text:s text:c="3"/>= Epiphytisch, auf Bäumen nach Baumarten </text:p>
      <text:p text:style-name="P1"><text:tab/>Alle Arten pro Baumart unterteilt in 3 vertikalen Levels, akkumulierte Schätzung der <text:tab/>Bedeckung für Bäume einer Art innerhalb des Hauptplots, bei vielen Bäumen eine <text:tab/>repräsetative <text:tab/>Auswahl an Bäumen je 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31T11:48:17.41</meta:creation-date>
    <meta:document-statistic meta:table-count="0" meta:image-count="0" meta:object-count="0" meta:page-count="1" meta:paragraph-count="18" meta:word-count="158" meta:character-count="1145"/>
    <dc:date>2019-05-31T22:45:53.08</dc:date>
    <meta:editing-duration>PT11M4S</meta:editing-duration>
    <meta:editing-cycles>1</meta:editing-cycles>
    <meta:generator>OpenOffice/4.1.3$Win32 OpenOffice.org_project/413m1$Build-9783</meta:generator>
  </office:meta>
</office:document-meta>
</file>